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3a<text:span text:style-name="T2"><text:line-break/></text:span><text:span text:style-name="T2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C. Ezekie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17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Cincinnati</text:p>
      <text:p text:style-name="P2">State<text:tab/><text:tab/><text:tab/><text:tab/><text:tab/><text:tab/>OH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EZEKIEL &amp; BERNHEIM,/</text:p>
      <text:p text:style-name="P4">AUCTIONEERS,/</text:p>
      <text:p text:style-name="P4">NO. 134 MAIN STREET./</text:p>
      <text:p text:style-name="P5">CINCINNATI, O. Aug 17th 1892/</text:p>
      <text:p text:style-name="P4">Rev'd S. <text:s/>Morais./</text:p>
      <text:p text:style-name="P4">My dear sir./</text:p>
      <text:p text:style-name="P4"><text:tab/>I am going to ask another favor/ of you! <text:s/>The enclosed paper was re-/ceived from my brother Moses/ a few days ago. <text:s/>It contains an/ article upon his statue of Columbus./ <text:s/>Will you be kind enough to translate/ it for me as I desire to have it/ republished? <text:s/>Oblige me and return/ the paper with translation as soon/ as possible./</text:p>
      <text:p text:style-name="P4"><text:tab/>Our folks are all well &amp;/ join me in kind regards to you/ and yours. <text:s/>Thanking you very/ much for your past kindnesses,/ believe me to be with great/ respect/ Yours Truly/ H. C. Ezeki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48:46.37</meta:creation-date>
    <dc:date>2011-12-06T11:56:54.67</dc:date>
    <dc:creator>Penn Libraries</dc:creator>
    <meta:editing-duration>PT00H08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80" meta:character-count="1902"/>
  </office:meta>
</office:document-meta>
</file>